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OdeInitExternalDbFailed( String db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DbPoolStartupFaile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UsingDAOImpl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DAOErrorReadingProperties( File pro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UsingInternalDb( String dbIntenralJdbcUrl , String dbInternalJdbcDriv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UsingExternalDb( String db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HibernatePropertiesNotFound( File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AOInstantiationFailed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